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B000003DBD934B56F.png" manifest:media-type="image/png"/>
  <manifest:file-entry manifest:full-path="Pictures/10000001000004EC000002FBC3225D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953in" svg:y="4.6453in" svg:width="7.7728in" svg:height="4.7063in" draw:z-index="0"><draw:image xlink:href="Pictures/10000001000004EC000002FBC3225DC6.png" xlink:type="simple" xlink:show="embed" xlink:actuate="onLoad" draw:mime-type="image/png"/></draw:frame><draw:frame draw:style-name="fr1" draw:name="Image2" text:anchor-type="char" svg:x="1.8118in" svg:y="-0.3118in" svg:width="5.7618in" svg:height="4.9575in" draw:z-index="1"><draw:image xlink:href="Pictures/100000000000047B000003DBD934B5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8:58:05.367712953</meta:creation-date>
    <meta:print-date>2024-04-08T18:59:08.132572464</meta:print-date>
    <meta:printed-by>PDF files</meta:printed-by>
    <dc:date>2024-04-08T18:59:37.332931090</dc:date>
    <meta:editing-duration>PT2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1.2$Linux_X86_64 LibreOffice_project/420$Build-2</meta:generator>
  </office:meta>
</office:document-meta>
</file>